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1.01cm" table:align="center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7.809cm"/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3.2" style:family="table-row">
      <style:table-row-properties style:min-row-height="1.011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2pt" officeooo:rsid="001c9c72" officeooo:paragraph-rsid="00457fdc" fo:background-color="transparent" style:font-size-asian="12pt" style:font-size-complex="12pt"/>
    </style:style>
    <style:style style:name="P8" style:family="paragraph" style:parent-style-name="Footer">
      <style:text-properties fo:font-size="2pt" style:font-size-asian="1.75pt" style:font-size-complex="2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20aa7" officeooo:paragraph-rsid="00320aa7" style:font-size-asian="13.1000003814697pt" style:font-size-complex="15pt"/>
    </style:style>
    <style:style style:name="P12" style:family="paragraph" style:parent-style-name="Standard">
      <style:paragraph-properties fo:line-height="150%"/>
      <style:text-properties style:font-name="FreeSans" fo:font-size="15pt" fo:letter-spacing="0.035cm" officeooo:rsid="0037ba5a" officeooo:paragraph-rsid="003b9846" style:font-size-asian="13.1000003814697pt" style:font-size-complex="15pt"/>
    </style:style>
    <style:style style:name="P13" style:family="paragraph" style:parent-style-name="Standard">
      <style:paragraph-properties fo:line-height="150%"/>
      <style:text-properties style:font-name="FreeSans" fo:font-size="15pt" fo:letter-spacing="0.035cm" officeooo:rsid="0037ba5a" officeooo:paragraph-rsid="003d959d" style:font-size-asian="13.1000003814697pt" style:font-size-complex="15pt"/>
    </style:style>
    <style:style style:name="P14" style:family="paragraph" style:parent-style-name="Standard">
      <style:paragraph-properties fo:line-height="150%"/>
      <style:text-properties style:font-name="FreeSans" fo:font-size="15pt" fo:letter-spacing="0.035cm" officeooo:rsid="0037ba5a" officeooo:paragraph-rsid="003e8581" style:font-size-asian="13.1000003814697pt" style:font-size-complex="15pt"/>
    </style:style>
    <style:style style:name="P15" style:family="paragraph" style:parent-style-name="Standard">
      <style:paragraph-properties fo:line-height="150%"/>
      <style:text-properties style:font-name="FreeSans" fo:font-size="15pt" fo:letter-spacing="0.035cm" officeooo:rsid="0037ba5a" officeooo:paragraph-rsid="00405081" style:font-size-asian="13.1000003814697pt" style:font-size-complex="15pt"/>
    </style:style>
    <style:style style:name="P16" style:family="paragraph" style:parent-style-name="Standard">
      <style:paragraph-properties fo:line-height="150%"/>
      <style:text-properties style:font-name="FreeSans" fo:font-size="15pt" fo:letter-spacing="0.035cm" officeooo:rsid="0037ba5a" officeooo:paragraph-rsid="00409878" style:font-size-asian="13.1000003814697pt" style:font-size-complex="15pt"/>
    </style:style>
    <style:style style:name="P17" style:family="paragraph" style:parent-style-name="Standard">
      <style:paragraph-properties fo:line-height="115%"/>
      <style:text-properties style:font-name="FreeSans" fo:font-size="15pt" fo:letter-spacing="0.035cm" officeooo:rsid="004386f9" officeooo:paragraph-rsid="00457fdc" style:font-size-asian="13.1000003814697pt" style:font-size-complex="15pt"/>
    </style:style>
    <style:style style:name="P18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line-height="115%"/>
      <style:text-properties style:font-name="FreeSans" fo:font-size="15pt" fo:letter-spacing="0.035cm" fo:font-weight="bold" officeooo:rsid="004386f9" officeooo:paragraph-rsid="00457fdc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line-height="115%"/>
      <style:text-properties style:font-name="FreeSans" fo:font-size="15pt" fo:letter-spacing="0.035cm" fo:font-weight="normal" officeooo:rsid="0046c188" officeooo:paragraph-rsid="0046c188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6b99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ee46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adbb8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b9846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959d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8581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05081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09878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officeooo:rsid="00386b99" officeooo:paragraph-rsid="00386b99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officeooo:rsid="0038ee46" officeooo:paragraph-rsid="0038ee46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officeooo:rsid="0038ee46" officeooo:paragraph-rsid="003b9846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officeooo:rsid="0038ee46" officeooo:paragraph-rsid="003d959d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officeooo:rsid="0038ee46" officeooo:paragraph-rsid="003e8581" style:font-size-asian="14pt" style:font-size-complex="14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officeooo:rsid="0038ee46" officeooo:paragraph-rsid="00405081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officeooo:rsid="0038ee46" officeooo:paragraph-rsid="00409878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41b53e" officeooo:paragraph-rsid="0041b53e" style:font-size-asian="14pt" style:font-size-complex="14pt"/>
    </style:style>
    <style:style style:name="P3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3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38468" officeooo:paragraph-rsid="00338468" style:font-size-asian="40pt" style:font-style-asian="italic" style:font-weight-asian="bold" style:font-size-complex="40pt" style:font-style-complex="italic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7ba5a" officeooo:paragraph-rsid="0037ba5a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386b9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3b984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3d95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3e858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40508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6b99" officeooo:paragraph-rsid="00409878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38ee4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3b9846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3d959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3e8581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40508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ee46" officeooo:paragraph-rsid="0040987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3adbb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3b984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3d959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3e8581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405081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adbb8" officeooo:paragraph-rsid="00409878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0" style:family="paragraph" style:parent-style-name="Standard">
      <style:paragraph-properties fo:line-height="115%" fo:break-before="page"/>
      <style:text-properties style:font-name="FreeSans" fo:font-size="14pt" fo:letter-spacing="0.035cm" officeooo:rsid="002a61b8" officeooo:paragraph-rsid="00405081" style:font-size-asian="14pt" style:font-size-complex="14pt"/>
    </style:style>
    <style:style style:name="P6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7ba5a" officeooo:paragraph-rsid="0037ba5a" style:font-size-asian="25pt" style:font-style-asian="italic" style:font-size-complex="25pt" style:font-style-complex="italic"/>
    </style:style>
    <style:style style:name="P63" style:family="paragraph" style:parent-style-name="Table_20_Contents" style:list-style-name="L1">
      <style:paragraph-properties fo:text-align="start" style:justify-single-word="false"/>
      <style:text-properties style:font-name="FreeSans" fo:font-size="12pt" officeooo:rsid="0047c25f" officeooo:paragraph-rsid="0047c25f" fo:background-color="transparent" style:font-size-asian="12pt" style:font-size-complex="12pt"/>
    </style:style>
    <style:style style:name="P64" style:family="paragraph" style:parent-style-name="Table_20_Contents" style:list-style-name="L2">
      <style:paragraph-properties fo:text-align="start" style:justify-single-word="false"/>
      <style:text-properties style:font-name="FreeSans" fo:font-size="12pt" officeooo:rsid="0047c25f" officeooo:paragraph-rsid="00500639" fo:background-color="transparent" style:font-size-asian="12pt" style:font-size-complex="12pt"/>
    </style:style>
    <style:style style:name="P65" style:family="paragraph" style:parent-style-name="Table_20_Contents" style:list-style-name="L2">
      <style:paragraph-properties fo:text-align="start" style:justify-single-word="false"/>
      <style:text-properties style:font-name="FreeSans" fo:font-size="12pt" officeooo:rsid="00500639" officeooo:paragraph-rsid="00500639" fo:background-color="transparent" style:font-size-asian="12pt" style:font-size-complex="12pt"/>
    </style:style>
    <style:style style:name="P66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00639" officeooo:paragraph-rsid="00500639" fo:background-color="transparent" style:font-size-asian="12pt" style:font-size-complex="12pt"/>
    </style:style>
    <style:style style:name="P67" style:family="paragraph" style:parent-style-name="Table_20_Contents" style:list-style-name="L2">
      <style:paragraph-properties fo:text-align="start" style:justify-single-word="false"/>
      <style:text-properties style:font-name="FreeSans" fo:font-size="12pt" officeooo:rsid="00565612" officeooo:paragraph-rsid="00565612" fo:background-color="transparent" style:font-size-asian="12pt" style:font-size-complex="12pt"/>
    </style:style>
    <style:style style:name="P68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4c2aee" officeooo:paragraph-rsid="004c2aee" fo:background-color="transparent" style:font-size-asian="12pt" style:font-size-complex="12pt"/>
    </style:style>
    <style:style style:name="P69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4cc46b" officeooo:paragraph-rsid="0058b864" fo:background-color="transparent" style:font-size-asian="12pt" style:font-size-complex="12pt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4e0546" officeooo:paragraph-rsid="00500639" fo:background-color="transparent" style:font-size-asian="12pt" style:font-size-complex="12pt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4e0546" officeooo:paragraph-rsid="0051ce3c" fo:background-color="transparent" style:font-size-asian="12pt" style:font-size-complex="12pt"/>
    </style:style>
    <style:style style:name="P72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1ce3c" officeooo:paragraph-rsid="0051ce3c" fo:background-color="transparent" style:font-size-asian="12pt" style:font-size-complex="12pt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80506" officeooo:paragraph-rsid="00580506" fo:background-color="transparent" style:font-size-asian="12pt" style:font-size-complex="12pt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8f7ff" officeooo:paragraph-rsid="005d3df6" fo:background-color="transparent" style:font-size-asian="12pt" style:font-size-complex="12pt"/>
    </style:style>
    <style:style style:name="P75" style:family="paragraph" style:parent-style-name="Table_20_Contents" style:list-style-name="L1">
      <style:paragraph-properties fo:text-align="start" style:justify-single-word="false"/>
      <style:text-properties style:font-name="FreeSans" fo:font-size="12pt" officeooo:rsid="005d3df6" officeooo:paragraph-rsid="005d3df6" fo:background-color="transparent" style:font-size-asian="12pt" style:font-size-complex="12pt"/>
    </style:style>
    <style:style style:name="P76" style:family="paragraph" style:parent-style-name="Table_20_Contents" style:list-style-name="L2">
      <style:paragraph-properties fo:text-align="start" style:justify-single-word="false"/>
      <style:text-properties style:font-name="FreeSans" fo:font-size="12pt" officeooo:rsid="005d3df6" officeooo:paragraph-rsid="005d3df6" fo:background-color="transparent" style:font-size-asian="12pt" style:font-size-complex="12pt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d3df6" officeooo:paragraph-rsid="005d3df6" fo:background-color="transparent" style:font-size-asian="12pt" style:font-size-complex="12pt"/>
    </style:style>
    <style:style style:name="P78" style:family="paragraph" style:parent-style-name="Table_20_Contents" style:list-style-name="L3">
      <style:paragraph-properties fo:text-align="start" style:justify-single-word="false"/>
      <style:text-properties style:font-name="FreeSans" fo:font-size="12pt" officeooo:rsid="005dfc67" officeooo:paragraph-rsid="005dfc67" fo:background-color="transparent" style:font-size-asian="12pt" style:font-size-complex="12pt"/>
    </style:style>
    <style:style style:name="P79" style:family="paragraph" style:parent-style-name="Table_20_Contents" style:list-style-name="L1">
      <style:paragraph-properties fo:text-align="start" style:justify-single-word="false"/>
      <style:text-properties style:font-name="FreeSans" fo:font-size="12pt" officeooo:rsid="004d2ab8" officeooo:paragraph-rsid="004d2ab8" fo:background-color="#fff200" style:font-size-asian="12pt" style:font-size-complex="12pt"/>
    </style:style>
    <style:style style:name="P80" style:family="paragraph" style:parent-style-name="Table_20_Contents" style:list-style-name="L2">
      <style:paragraph-properties fo:text-align="start" style:justify-single-word="false"/>
      <style:text-properties style:font-name="FreeSans" fo:font-size="12pt" officeooo:rsid="004d2ab8" officeooo:paragraph-rsid="004d2ab8" fo:background-color="#fff200" style:font-size-asian="12pt" style:font-size-complex="12pt"/>
    </style:style>
    <style:style style:name="P81" style:family="paragraph">
      <loext:graphic-properties draw:fill-color="#2c3756"/>
    </style:style>
    <style:style style:name="P8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5e3f3"/>
    </style:style>
    <style:style style:name="T2" style:family="text">
      <style:text-properties officeooo:rsid="00338468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a61b8"/>
    </style:style>
    <style:style style:name="T6" style:family="text">
      <style:text-properties officeooo:rsid="002f1e74"/>
    </style:style>
    <style:style style:name="T7" style:family="text">
      <style:text-properties officeooo:rsid="00320aa7"/>
    </style:style>
    <style:style style:name="T8" style:family="text">
      <style:text-properties officeooo:rsid="00336e53"/>
    </style:style>
    <style:style style:name="T9" style:family="text">
      <style:text-properties fo:color="#8eb015" fo:font-weight="bold" style:font-weight-asian="bold" style:font-weight-complex="bold"/>
    </style:style>
    <style:style style:name="T10" style:family="text">
      <style:text-properties fo:color="#8eb015" fo:font-weight="bold" officeooo:rsid="00386b99" style:font-weight-asian="bold" style:font-weight-complex="bold"/>
    </style:style>
    <style:style style:name="T11" style:family="text">
      <style:text-properties fo:color="#405e01" fo:font-weight="bold" style:font-weight-asian="bold" style:font-weight-complex="bold"/>
    </style:style>
    <style:style style:name="T12" style:family="text">
      <style:text-properties fo:color="#405e01" fo:font-weight="bold" officeooo:rsid="003b9846" style:font-weight-asian="bold" style:font-weight-complex="bold"/>
    </style:style>
    <style:style style:name="T13" style:family="text">
      <style:text-properties fo:color="#405e01" fo:font-weight="bold" officeooo:rsid="003bf36a" style:font-weight-asian="bold" style:font-weight-complex="bold"/>
    </style:style>
    <style:style style:name="T14" style:family="text">
      <style:text-properties fo:color="#405e01" fo:font-weight="bold" officeooo:rsid="003d959d" style:font-weight-asian="bold" style:font-weight-complex="bold"/>
    </style:style>
    <style:style style:name="T15" style:family="text">
      <style:text-properties fo:color="#405e01" fo:font-weight="bold" officeooo:rsid="003e8581" style:font-weight-asian="bold" style:font-weight-complex="bold"/>
    </style:style>
    <style:style style:name="T16" style:family="text">
      <style:text-properties fo:color="#405e01" fo:font-weight="bold" officeooo:rsid="00405081" style:font-weight-asian="bold" style:font-weight-complex="bold"/>
    </style:style>
    <style:style style:name="T17" style:family="text">
      <style:text-properties fo:color="#405e01" fo:font-weight="bold" officeooo:rsid="00409878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4268ee" style:font-style-asian="normal" style:font-style-complex="normal"/>
    </style:style>
    <style:style style:name="T21" style:family="text">
      <style:text-properties officeooo:rsid="004386f9"/>
    </style:style>
    <style:style style:name="T22" style:family="text">
      <style:text-properties officeooo:rsid="00457fdc"/>
    </style:style>
    <style:style style:name="T23" style:family="text">
      <style:text-properties officeooo:rsid="004d2ab8"/>
    </style:style>
    <style:style style:name="T24" style:family="text">
      <style:text-properties officeooo:rsid="0051ce3c"/>
    </style:style>
    <style:style style:name="T25" style:family="text">
      <style:text-properties officeooo:rsid="00538594"/>
    </style:style>
    <style:style style:name="T26" style:family="text">
      <style:text-properties officeooo:rsid="005a029a"/>
    </style:style>
    <style:style style:name="T27" style:family="text">
      <style:text-properties officeooo:rsid="005d3df6"/>
    </style:style>
    <style:style style:name="T28" style:family="text">
      <style:text-properties fo:background-color="#ffffff"/>
    </style:style>
    <style:style style:name="T2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8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8" draw:name="Shape2" draw:style-name="gr4" draw:text-style-name="P8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9">Especificación de casos de uso</text:p>
      <text:p text:style-name="P37"><draw:frame draw:style-name="fr2" draw:name="Image1" text:anchor-type="as-char" svg:width="14.6cm" svg:height="6.6cm" draw:z-index="20"><draw:image xlink:href="Pictures/1000020100000226000000FA9C3F27F97A3CB667.png" xlink:type="simple" xlink:show="embed" xlink:actuate="onLoad" loext:mime-type="image/png"/></draw:frame></text:p>
      <text:p text:style-name="P38"><text:span text:style-name="T6">Proyecto </text:span><text:span text:style-name="T4">Colibrí</text:span></text:p>
      <text:p text:style-name="P9"/>
      <text:p text:style-name="P18">Asignatura</text:p>
      <text:p text:style-name="P9">Laboratorio de desarrollo de software</text:p>
      <text:p text:style-name="P9"/>
      <text:p text:style-name="P18">Autor</text:p>
      <text:p text:style-name="P11">Cinthia Lima <text:span text:style-name="T8">y Ariel Machini</text:span></text:p>
      <text:p text:style-name="P9"/>
      <text:p text:style-name="P18">Fecha de redacción</text:p>
      <text:p text:style-name="P9"><text:span text:style-name="T7">03</text:span>/<text:span text:style-name="T7">10</text:span>/<text:span text:style-name="T7">2017</text:span></text:p>
      <text:p text:style-name="P59"><draw:custom-shape text:anchor-type="paragraph" draw:z-index="1" draw:name="Shape1" draw:style-name="gr2" draw:text-style-name="P8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4" svg:width="6.501cm" svg:height="18.5cm" svg:x="0.499cm" svg:y="0.75cm"><draw:text-box><text:p text:style-name="P83"><text:span text:style-name="T29">La </text:span><text:span text:style-name="T29">Especifica</text:span><text:span text:style-name="T29">ción de </text:span><text:span text:style-name="T29">casos de </text:span><text:span text:style-name="T29">uso </text:span><text:span text:style-name="T29">brindará </text:span><text:span text:style-name="T29">un </text:span><text:span text:style-name="T29">descripció</text:span><text:span text:style-name="T29">n detallada </text:span><text:span text:style-name="T29">de los </text:span><text:span text:style-name="T29">casos de </text:span><text:span text:style-name="T29">uso </text:span><text:span text:style-name="T29">identificad</text:span><text:span text:style-name="T29">os en el </text:span><text:span text:style-name="T29">sistema. </text:span><text:span text:style-name="T29">Describien</text:span><text:span text:style-name="T29">do tanto </text:span><text:span text:style-name="T29">los actores </text:span><text:span text:style-name="T29">involucrad</text:span><text:span text:style-name="T29">os en cada </text:span><text:span text:style-name="T29">uno, flujos </text:span><text:span text:style-name="T29">normales, </text:span><text:span text:style-name="T29">flujos </text:span><text:span text:style-name="T29">alternativa</text:span><text:span text:style-name="T29">s, entre </text:span><text:span text:style-name="T29">otros </text:span><text:span text:style-name="T29">detalles </text:span><text:span text:style-name="T29">importante</text:span><text:span text:style-name="T29">s.</text:span></text:p></draw:text-box></draw:frame></text:p>
      <text:p text:style-name="P61">Índice</text:p>
      <text:p text:style-name="P10"/>
      <text:p text:style-name="P10">Aquí va el índice <text:span text:style-name="T5">(se debería insertar al final)</text:span>.</text:p>
      <text:p text:style-name="P62">Especificación de casos de uso</text:p>
      <text:p text:style-name="P19">Clases análisis:</text:p>
      <text:p text:style-name="P20">Utilizando el modelo-vista-controlador (MVC model-view-control)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Dimensiones</text:p>
          </table:table-cell>
          <table:table-cell table:style-name="Tabla3.B1" office:value-type="string">
            <text:p text:style-name="P7">Clases <text:span text:style-name="T22">análisis detectadas</text:span></text:p>
          </table:table-cell>
        </table:table-row>
        <table:table-row table:style-name="Tabla3.2">
          <table:table-cell table:style-name="Tabla3.A2" office:value-type="string">
            <text:p text:style-name="P7">Modelo </text:p>
            <text:p text:style-name="P7">(clases entidad)</text:p>
          </table:table-cell>
          <table:table-cell table:style-name="Tabla3.B2" office:value-type="string">
            <text:list xml:id="list1703754389" text:style-name="L1">
              <text:list-item>
                <text:p text:style-name="P63">Formulario</text:p>
              </text:list-item>
              <text:list-item>
                <text:p text:style-name="P79"><text:span text:style-name="T28">Usuario</text:span></text:p>
              </text:list-item>
              <text:list-item>
                <text:p text:style-name="P75">Informe</text:p>
              </text:list-item>
            </text:list>
          </table:table-cell>
        </table:table-row>
        <table:table-row>
          <table:table-cell table:style-name="Tabla3.A2" office:value-type="string">
            <text:p text:style-name="P7">Control </text:p>
            <text:p text:style-name="P7">(clases control)</text:p>
          </table:table-cell>
          <table:table-cell table:style-name="Tabla3.B2" office:value-type="string">
            <text:list xml:id="list4152537321" text:style-name="L2">
              <text:list-item>
                <text:p text:style-name="P65">Manejador Principal</text:p>
              </text:list-item>
              <text:list-item>
                <text:p text:style-name="P64">Manejador Formulario</text:p>
              </text:list-item>
              <text:list-item>
                <text:p text:style-name="P80">Manejador Usuario</text:p>
              </text:list-item>
              <text:list-item>
                <text:p text:style-name="P67">Manejador Gestor de formularios</text:p>
              </text:list-item>
              <text:list-item>
                <text:p text:style-name="P76">Manejador informe</text:p>
              </text:list-item>
            </text:list>
          </table:table-cell>
        </table:table-row>
        <table:table-row>
          <table:table-cell table:style-name="Tabla3.A2" office:value-type="string">
            <text:p text:style-name="P7">Vista </text:p>
            <text:p text:style-name="P7">(clases borde)</text:p>
          </table:table-cell>
          <table:table-cell table:style-name="Tabla3.B2" office:value-type="string">
            <text:list xml:id="list1046905017" text:style-name="L3">
              <text:list-item>
                <text:p text:style-name="P68">Interfaz de usuario</text:p>
              </text:list-item>
              <text:list-item>
                <text:p text:style-name="P68">Interfaz de la base de datos</text:p>
              </text:list-item>
              <text:list-item>
                <text:p text:style-name="P68">Pantalla principal</text:p>
              </text:list-item>
              <text:list-item>
                <text:p text:style-name="P68">Pantalla resultado de <text:span text:style-name="T23">búsqueda</text:span></text:p>
              </text:list-item>
              <text:list-item>
                <text:p text:style-name="P66">Pantalla rellenado de formulario</text:p>
              </text:list-item>
              <text:list-item>
                <text:p text:style-name="P66"><text:s/>Pantalla confirmación</text:p>
              </text:list-item>
              <text:list-item>
                <text:p text:style-name="P66"><text:s/>Pantalla notificación</text:p>
              </text:list-item>
              <text:list-item>
                <text:p text:style-name="P69">Pantalla de error</text:p>
              </text:list-item>
              <text:list-item>
                <text:p text:style-name="P66">Pantalla error rellenado de formulario</text:p>
              </text:list-item>
              <text:list-item>
                <text:p text:style-name="P70">Pantalla creación de formulario</text:p>
              </text:list-item>
              <text:list-item>
                <text:p text:style-name="P71">Pantalla <text:span text:style-name="T24">de gestión de formularios</text:span></text:p>
              </text:list-item>
              <text:list-item>
                <text:p text:style-name="P66"><text:s/>Pantalla modificar formulario</text:p>
              </text:list-item>
              <text:list-item>
                <text:p text:style-name="P72">Pantalla <text:span text:style-name="T25">de sesión</text:span></text:p>
              </text:list-item>
              <text:list-item>
                <text:p text:style-name="P73">Pantalla de gestión de creadores de formularios</text:p>
              </text:list-item>
              <text:list-item>
                <text:p text:style-name="P74">Pantalla agregar creador de formularios</text:p>
              </text:list-item>
              <text:list-item>
                <text:p text:style-name="P78">Pantalla cargar campo de creador</text:p>
              </text:list-item>
              <text:list-item>
                <text:p text:style-name="P74"><text:span text:style-name="T27">Pantalla modificar creador de formularios</text:span></text:p>
              </text:list-item>
              <text:list-item>
                <text:p text:style-name="P77">Pantalla generación informes</text:p>
              </text:list-item>
              <text:list-item>
                <text:p text:style-name="P77"><text:soft-page-break/>Pantalla informe</text:p>
              </text:list-item>
              <text:list-item>
                <text:p text:style-name="P77">Pantalla iniciar sesión</text:p>
              </text:list-item>
            </text:list>
          </table:table-cell>
        </table:table-row>
      </table:table>
      <text:p text:style-name="P17"/>
      <text:p text:style-name="P40">CU01: Buscar formularios</text:p>
      <text:p text:style-name="P29"><text:span text:style-name="T10">D</text:span><text:span text:style-name="T9">escripción</text:span></text:p>
      <text:p text:style-name="P36">En este caso de uso el actor involucrado podrá realizar una <text:span text:style-name="T21">búsqueda</text:span> entre los formularios disponible para ese tipo de usuario <text:s/>dependiendo del rol que adopten frente al sistema. Con este caso de uso podrán interactuar todos los actores existentes en el sistema.</text:p>
      <text:p text:style-name="P21"/>
      <text:p text:style-name="P41">Actores del CU</text:p>
      <text:p text:style-name="P36">En principio el actor que puede acceder a este caso de uso es <text:span text:style-name="T18">ACT01: “Usuario”</text:span>, y por herencia también los actores <text:span text:style-name="T18">ACT02: “Gestor de formularios” </text:span><text:span text:style-name="T20">y</text:span> <text:span text:style-name="T18">ACT03: “Administrador”</text:span><text:span text:style-name="T19">.</text:span></text:p>
      <text:p text:style-name="P21"/>
      <text:p text:style-name="P30"><text:span text:style-name="T10">P</text:span><text:span text:style-name="T9">recondiciones</text:span></text:p>
      <text:p text:style-name="P21">Acá va el contenido.</text:p>
      <text:p text:style-name="P21"/>
      <text:p text:style-name="P30"><text:span text:style-name="T10">F</text:span><text:span text:style-name="T9">lujo de eventos normal</text:span></text:p>
      <text:p text:style-name="P21">Acá va el contenido.</text:p>
      <text:p text:style-name="P21"/>
      <text:p text:style-name="P47">Poscondiciones</text:p>
      <text:p text:style-name="P22">Acá va el contenido.</text:p>
      <text:p text:style-name="P22"/>
      <text:p text:style-name="P30"><text:span text:style-name="T10">F</text:span><text:span text:style-name="T9">lujo de eventos alternativo</text:span></text:p>
      <text:p text:style-name="P22">Acá va el contenido.</text:p>
      <text:p text:style-name="P22"/>
      <text:p text:style-name="P53">Diagramas Asociados</text:p>
      <text:p text:style-name="P23">Acá va el contenido.</text:p>
      <text:p text:style-name="P23"><text:soft-page-break/></text:p>
      <text:p text:style-name="P12"><text:span text:style-name="T11">CU0</text:span><text:span text:style-name="T12">2</text:span><text:span text:style-name="T11">: </text:span><text:span text:style-name="T12">Completar y enviar formularios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24"/>
      <text:p text:style-name="P12"><text:span text:style-name="T11">CU0</text:span><text:span text:style-name="T12">3</text:span><text:span text:style-name="T11">: </text:span><text:span text:style-name="T12">Crear formulario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oft-page-break/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24"/>
      <text:p text:style-name="P12"><text:span text:style-name="T11">CU0</text:span><text:span text:style-name="T12">4</text:span><text:span text:style-name="T11">: B</text:span><text:span text:style-name="T12">orrar formulario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><text:soft-page-break/></text:p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12"><text:span text:style-name="T11">CU0</text:span><text:span text:style-name="T12">5</text:span><text:span text:style-name="T11">: </text:span><text:span text:style-name="T12">Modificar formulario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24"/>
      <text:p text:style-name="P12"><text:span text:style-name="T11">CU0</text:span><text:span text:style-name="T13">6</text:span><text:span text:style-name="T11">: </text:span><text:span text:style-name="T13">Cambiar visibilidad del formulario</text:span></text:p>
      <text:p text:style-name="P42">Descripción</text:p>
      <text:p text:style-name="P24"><text:soft-page-break/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24"/>
      <text:p text:style-name="P12"><text:span text:style-name="T11">CU0</text:span><text:span text:style-name="T13">7</text:span><text:span text:style-name="T11">: </text:span><text:span text:style-name="T13">Cerrar sesión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oft-page-break/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/>
      <text:p text:style-name="P54">Diagramas Asociados</text:p>
      <text:p text:style-name="P24">Acá va el contenido.</text:p>
      <text:p text:style-name="P24"/>
      <text:p text:style-name="P12"><text:span text:style-name="T11">CU0</text:span><text:span text:style-name="T14">8</text:span><text:span text:style-name="T11">: </text:span><text:span text:style-name="T14">Agregar creador de formularios</text:span></text:p>
      <text:p text:style-name="P42">Descripción</text:p>
      <text:p text:style-name="P24">Acá va el contenido.</text:p>
      <text:p text:style-name="P24"/>
      <text:p text:style-name="P42">Actores del CU</text:p>
      <text:p text:style-name="P24">Acá va el contenido.</text:p>
      <text:p text:style-name="P24"/>
      <text:p text:style-name="P31"><text:span text:style-name="T10">P</text:span><text:span text:style-name="T9">recondiciones</text:span></text:p>
      <text:p text:style-name="P24">Acá va el contenido.</text:p>
      <text:p text:style-name="P24"/>
      <text:p text:style-name="P31"><text:span text:style-name="T10">F</text:span><text:span text:style-name="T9">lujo de eventos normal</text:span></text:p>
      <text:p text:style-name="P24">Acá va el contenido.</text:p>
      <text:p text:style-name="P24"/>
      <text:p text:style-name="P48">Poscondiciones</text:p>
      <text:p text:style-name="P24">Acá va el contenido.</text:p>
      <text:p text:style-name="P24"/>
      <text:p text:style-name="P31"><text:span text:style-name="T10">F</text:span><text:span text:style-name="T9">lujo de eventos alternativo</text:span></text:p>
      <text:p text:style-name="P24">Acá va el contenido.</text:p>
      <text:p text:style-name="P24"><text:soft-page-break/></text:p>
      <text:p text:style-name="P54">Diagramas Asociados</text:p>
      <text:p text:style-name="P24">Acá va el contenido.</text:p>
      <text:p text:style-name="P24"/>
      <text:p text:style-name="P13"><text:span text:style-name="T11">CU0</text:span><text:span text:style-name="T14">9</text:span><text:span text:style-name="T11">: </text:span><text:span text:style-name="T14">Eliminar creador de formularios</text:span></text:p>
      <text:p text:style-name="P43">Descripción</text:p>
      <text:p text:style-name="P25">Acá va el contenido.</text:p>
      <text:p text:style-name="P25"/>
      <text:p text:style-name="P43">Actores del CU</text:p>
      <text:p text:style-name="P25">Acá va el contenido.</text:p>
      <text:p text:style-name="P25"/>
      <text:p text:style-name="P32"><text:span text:style-name="T10">P</text:span><text:span text:style-name="T9">recondiciones</text:span></text:p>
      <text:p text:style-name="P25">Acá va el contenido.</text:p>
      <text:p text:style-name="P25"/>
      <text:p text:style-name="P32"><text:span text:style-name="T10">F</text:span><text:span text:style-name="T9">lujo de eventos normal</text:span></text:p>
      <text:p text:style-name="P25">Acá va el contenido.</text:p>
      <text:p text:style-name="P25"/>
      <text:p text:style-name="P49">Poscondiciones</text:p>
      <text:p text:style-name="P25">Acá va el contenido.</text:p>
      <text:p text:style-name="P25"/>
      <text:p text:style-name="P32"><text:span text:style-name="T10">F</text:span><text:span text:style-name="T9">lujo de eventos alternativo</text:span></text:p>
      <text:p text:style-name="P25">Acá va el contenido.</text:p>
      <text:p text:style-name="P25"/>
      <text:p text:style-name="P55">Diagramas Asociados</text:p>
      <text:p text:style-name="P25">Acá va el contenido.</text:p>
      <text:p text:style-name="P25"/>
      <text:p text:style-name="P13"><text:span text:style-name="T11">CU</text:span><text:span text:style-name="T14">10</text:span><text:span text:style-name="T11">: </text:span><text:span text:style-name="T14">Modificar creador de formularios</text:span></text:p>
      <text:p text:style-name="P43">Descripción</text:p>
      <text:p text:style-name="P25">Acá va el contenido.</text:p>
      <text:p text:style-name="P25"/>
      <text:p text:style-name="P43"><text:soft-page-break/>Actores del CU</text:p>
      <text:p text:style-name="P25">Acá va el contenido.</text:p>
      <text:p text:style-name="P25"/>
      <text:p text:style-name="P32"><text:span text:style-name="T10">P</text:span><text:span text:style-name="T9">recondiciones</text:span></text:p>
      <text:p text:style-name="P25">Acá va el contenido.</text:p>
      <text:p text:style-name="P25"/>
      <text:p text:style-name="P32"><text:span text:style-name="T10">F</text:span><text:span text:style-name="T9">lujo de eventos normal</text:span></text:p>
      <text:p text:style-name="P25">Acá va el contenido.</text:p>
      <text:p text:style-name="P25"/>
      <text:p text:style-name="P49">Poscondiciones</text:p>
      <text:p text:style-name="P25">Acá va el contenido.</text:p>
      <text:p text:style-name="P25"/>
      <text:p text:style-name="P32"><text:span text:style-name="T10">F</text:span><text:span text:style-name="T9">lujo de eventos alternativo</text:span></text:p>
      <text:p text:style-name="P25">Acá va el contenido.</text:p>
      <text:p text:style-name="P25"/>
      <text:p text:style-name="P55">Diagramas Asociados</text:p>
      <text:p text:style-name="P25">Acá va el contenido.</text:p>
      <text:p text:style-name="P25"/>
      <text:p text:style-name="P14"><text:span text:style-name="T11">CU</text:span><text:span text:style-name="T14">1</text:span><text:span text:style-name="T15">1</text:span><text:span text:style-name="T11">: </text:span><text:span text:style-name="T15">Generar informes</text:span></text:p>
      <text:p text:style-name="P44">Descripción</text:p>
      <text:p text:style-name="P26">Acá va el contenido.</text:p>
      <text:p text:style-name="P26"/>
      <text:p text:style-name="P44">Actores del CU</text:p>
      <text:p text:style-name="P26">Acá va el contenido.</text:p>
      <text:p text:style-name="P26"/>
      <text:p text:style-name="P33"><text:span text:style-name="T10">P</text:span><text:span text:style-name="T9">recondiciones</text:span></text:p>
      <text:p text:style-name="P26">Acá va el contenido.</text:p>
      <text:p text:style-name="P26"/>
      <text:p text:style-name="P33"><text:span text:style-name="T10">F</text:span><text:span text:style-name="T9">lujo de eventos normal</text:span></text:p>
      <text:p text:style-name="P26">Acá va el contenido.</text:p>
      <text:p text:style-name="P26"><text:soft-page-break/></text:p>
      <text:p text:style-name="P50">Poscondiciones</text:p>
      <text:p text:style-name="P26">Acá va el contenido.</text:p>
      <text:p text:style-name="P26"/>
      <text:p text:style-name="P33"><text:span text:style-name="T10">F</text:span><text:span text:style-name="T9">lujo de eventos alternativo</text:span></text:p>
      <text:p text:style-name="P26">Acá va el contenido.</text:p>
      <text:p text:style-name="P26"/>
      <text:p text:style-name="P56">Diagramas Asociados</text:p>
      <text:p text:style-name="P26">Acá va el contenido.</text:p>
      <text:p text:style-name="P26"/>
      <text:p text:style-name="P14"><text:span text:style-name="T11">CU</text:span><text:span text:style-name="T14">1</text:span><text:span text:style-name="T15">2</text:span><text:span text:style-name="T11">: </text:span><text:span text:style-name="T15">Iniciar sesión</text:span></text:p>
      <text:p text:style-name="P44">Descripción</text:p>
      <text:p text:style-name="P26">Acá va el contenido.</text:p>
      <text:p text:style-name="P26"/>
      <text:p text:style-name="P44">Actores del CU</text:p>
      <text:p text:style-name="P26">Acá va el contenido.</text:p>
      <text:p text:style-name="P26"/>
      <text:p text:style-name="P33"><text:span text:style-name="T10">P</text:span><text:span text:style-name="T9">recondiciones</text:span></text:p>
      <text:p text:style-name="P26">Acá va el contenido.</text:p>
      <text:p text:style-name="P26"/>
      <text:p text:style-name="P33"><text:span text:style-name="T10">F</text:span><text:span text:style-name="T9">lujo de eventos normal</text:span></text:p>
      <text:p text:style-name="P26">Acá va el contenido.</text:p>
      <text:p text:style-name="P26"/>
      <text:p text:style-name="P50">Poscondiciones</text:p>
      <text:p text:style-name="P26">Acá va el contenido.</text:p>
      <text:p text:style-name="P26"/>
      <text:p text:style-name="P33"><text:span text:style-name="T10">F</text:span><text:span text:style-name="T9">lujo de eventos alternativo</text:span></text:p>
      <text:p text:style-name="P26">Acá va el contenido.</text:p>
      <text:p text:style-name="P26"/>
      <text:p text:style-name="P56">Diagramas Asociados</text:p>
      <text:p text:style-name="P26"><text:soft-page-break/>Acá va el contenido.</text:p>
      <text:p text:style-name="P26"/>
      <text:p text:style-name="P15"><text:span text:style-name="T11">CU</text:span><text:span text:style-name="T14">1</text:span><text:span text:style-name="T16">3</text:span><text:span text:style-name="T11">: </text:span><text:span text:style-name="T16">Validación</text:span></text:p>
      <text:p text:style-name="P45">Descripción</text:p>
      <text:p text:style-name="P27">Acá va el contenido.</text:p>
      <text:p text:style-name="P27"/>
      <text:p text:style-name="P45">Actores del CU</text:p>
      <text:p text:style-name="P27">Acá va el contenido.</text:p>
      <text:p text:style-name="P27"/>
      <text:p text:style-name="P34"><text:span text:style-name="T10">P</text:span><text:span text:style-name="T9">recondiciones</text:span></text:p>
      <text:p text:style-name="P27">Acá va el contenido.</text:p>
      <text:p text:style-name="P27"/>
      <text:p text:style-name="P34"><text:span text:style-name="T10">F</text:span><text:span text:style-name="T9">lujo de eventos normal</text:span></text:p>
      <text:p text:style-name="P27">Acá va el contenido.</text:p>
      <text:p text:style-name="P27"/>
      <text:p text:style-name="P51">Poscondiciones</text:p>
      <text:p text:style-name="P27">Acá va el contenido.</text:p>
      <text:p text:style-name="P27"/>
      <text:p text:style-name="P34"><text:span text:style-name="T10">F</text:span><text:span text:style-name="T9">lujo de eventos alternativo</text:span></text:p>
      <text:p text:style-name="P27">Acá va el contenido.</text:p>
      <text:p text:style-name="P27"/>
      <text:p text:style-name="P57">Diagramas Asociados</text:p>
      <text:p text:style-name="P27">Acá va el contenido.</text:p>
      <text:p text:style-name="P27"/>
      <text:p text:style-name="P16"><text:span text:style-name="T11">CU</text:span><text:span text:style-name="T14">1</text:span><text:span text:style-name="T17">4</text:span><text:span text:style-name="T11">: </text:span><text:span text:style-name="T17">Buscar entre formularios creados</text:span></text:p>
      <text:p text:style-name="P46">Descripción</text:p>
      <text:p text:style-name="P28">Acá va el contenido.</text:p>
      <text:p text:style-name="P28"/>
      <text:p text:style-name="P46">Actores del CU</text:p>
      <text:p text:style-name="P28">Acá va el contenido.</text:p>
      <text:p text:style-name="P28"><text:soft-page-break/></text:p>
      <text:p text:style-name="P35"><text:span text:style-name="T10">P</text:span><text:span text:style-name="T9">recondiciones</text:span></text:p>
      <text:p text:style-name="P28">Acá va el contenido.</text:p>
      <text:p text:style-name="P28"/>
      <text:p text:style-name="P35"><text:span text:style-name="T10">F</text:span><text:span text:style-name="T9">lujo de eventos normal</text:span></text:p>
      <text:p text:style-name="P28">Acá va el contenido.</text:p>
      <text:p text:style-name="P28"/>
      <text:p text:style-name="P52">Poscondiciones</text:p>
      <text:p text:style-name="P28">Acá va el contenido.</text:p>
      <text:p text:style-name="P28"/>
      <text:p text:style-name="P35"><text:span text:style-name="T10">F</text:span><text:span text:style-name="T9">lujo de eventos alternativo</text:span></text:p>
      <text:p text:style-name="P28">Acá va el contenido.</text:p>
      <text:p text:style-name="P28"/>
      <text:p text:style-name="P58">Diagramas Asociados</text:p>
      <text:p text:style-name="P28">Acá va el contenido.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5e3f3"/>
    </style:style>
    <style:style style:name="MT2" style:family="text">
      <style:text-properties officeooo:rsid="00338468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CIÓN DE CASOS DE USO — </text:span>PÁGINA <text:page-number text:select-page="current">5</text:page-number><text:s/>DE <text:page-count>16</text:page-count></text:p>
      </style:header>
      <style:header-first>
        <text:p text:style-name="MP2"><text:span text:style-name="MT2"><text:s/>ESPECIFICACIÓN DE CASOS DE USO — </text:span>PÁGINA <text:page-number text:select-page="current">1</text:page-number><text:s/>DE <text:page-count>1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7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9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0-10T20:09:42.970920583</dc:date>
    <meta:editing-duration>PT5H9M49S</meta:editing-duration>
    <meta:editing-cycles>66</meta:editing-cycles>
    <meta:generator>LibreOffice/5.4.1.2$Linux_X86_64 LibreOffice_project/ea7cb86e6eeb2bf3a5af73a8f7777ac570321527</meta:generator>
    <meta:document-statistic meta:table-count="3" meta:image-count="3" meta:object-count="0" meta:page-count="16" meta:paragraph-count="270" meta:word-count="951" meta:character-count="5930" meta:non-whitespace-character-count="5264"/>
  </office:meta>
</office:document-meta>
</file>